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2D000002C0B4E64A232CF36C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59cm" svg:y="3.043cm" svg:width="26.12cm" svg:height="11.629cm" draw:z-index="0"><draw:image xlink:href="Pictures/100000000000062D000002C0B4E64A232CF36C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9:24:40.575902989</meta:creation-date>
    <dc:date>2023-02-09T09:32:22.485188805</dc:date>
    <meta:editing-duration>PT7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0.3$Linux_X86_64 LibreOffice_project/50$Build-3</meta:generator>
  </office:meta>
</office:document-meta>
</file>